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6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ffffff" style:font-name="Segoe UI" fo:font-size="26pt" fo:text-shadow="1pt 1pt" style:font-name-asian="Segoe UI1" style:font-size-asian="26pt" style:font-name-complex="Segoe UI1" style:font-size-complex="26pt"/>
    </style:style>
    <style:style style:name="T6" style:family="text">
      <style:text-properties fo:color="#ffffff" style:font-name="Segoe UI" fo:font-size="16pt" fo:text-shadow="1pt 1pt" style:font-name-asian="Segoe UI1" style:font-size-asian="16pt" style:font-name-complex="Segoe UI1" style:font-size-complex="16pt"/>
    </style:style>
    <style:style style:name="T7" style:family="text">
      <style:text-properties fo:color="#000000" style:font-name="Segoe UI Semibold" fo:font-size="20pt" fo:text-shadow="none" style:font-name-asian="Segoe UI1" style:font-size-asian="20pt" style:font-name-complex="Segoe UI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778cm" svg:y="0.508cm">
          <draw:text-box>
            <text:p text:style-name="P1"><text:span text:style-name="T1">HYMN #684</text:span></text:p>
            <text:p text:style-name="P1"><text:span text:style-name="T2">“</text:span><text:span text:style-name="T2">Come unto Me, Ye Wear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638cm" svg:height="7.011cm" svg:x="1.644cm" svg:y="0.703cm">
          <draw:text-box>
            <text:p text:style-name="P1"><text:span text:style-name="T3">1.</text:span><text:span text:style-name="T4"> “Come unto Me, ye weary,</text:span><text:span text:style-name="T4"><text:line-break/></text:span><text:span text:style-name="T4">And I will give you rest.”</text:span><text:span text:style-name="T4"><text:line-break/></text:span><text:span text:style-name="T4">O blessèd voice of Jesus,</text:span><text:span text:style-name="T4"><text:line-break/></text:span><text:span text:style-name="T4">Which comes to hearts oppresse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4" draw:layer="layout" svg:width="24.638cm" svg:height="7.011cm" svg:x="1.778cm" svg:y="0.849cm">
          <draw:text-box>
            <text:p text:style-name="P1"><text:span text:style-name="T4">It tells of benediction,</text:span><text:span text:style-name="T4"><text:line-break/></text:span><text:span text:style-name="T4">Of pardon, grace, and peace,</text:span><text:span text:style-name="T4"><text:line-break/></text:span><text:span text:style-name="T4">Of joy that hath no ending,</text:span><text:span text:style-name="T4"><text:line-break/></text:span><text:span text:style-name="T4">Of love that cannot cea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4" draw:layer="layout" svg:width="24.638cm" svg:height="7.011cm" svg:x="1.755cm" svg:y="0.762cm">
          <draw:text-box>
            <text:p text:style-name="P1"><text:span text:style-name="T3">2.</text:span><text:span text:style-name="T4"><text:tab/></text:span><text:span text:style-name="T4">“Come unto Me, ye wand’rers,</text:span><text:span text:style-name="T4"><text:line-break/></text:span><text:span text:style-name="T4">And I will give you light.”</text:span><text:span text:style-name="T4"><text:line-break/></text:span><text:span text:style-name="T4">O loving voice of Jesus,</text:span><text:span text:style-name="T4"><text:line-break/></text:span><text:span text:style-name="T4">Which comes to cheer the nigh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4" draw:layer="layout" svg:width="24.638cm" svg:height="7.011cm" svg:x="1.756cm" svg:y="0.68cm">
          <draw:text-box>
            <text:p text:style-name="P1"><text:span text:style-name="T4">Our hearts were filled with sadness,</text:span><text:span text:style-name="T4"><text:line-break/></text:span><text:span text:style-name="T4">And we had lost our way;</text:span><text:span text:style-name="T4"><text:line-break/></text:span><text:span text:style-name="T4">But Thou hast brought us gladness</text:span><text:span text:style-name="T4"><text:line-break/></text:span><text:span text:style-name="T4">And songs at break of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4" draw:layer="layout" svg:width="24.638cm" svg:height="7.011cm" svg:x="1.778cm" svg:y="0.508cm">
          <draw:text-box>
            <text:p text:style-name="P1"><text:span text:style-name="T3">3.</text:span><text:span text:style-name="T4"> “Come unto Me, ye fainting,</text:span><text:span text:style-name="T4"><text:line-break/></text:span><text:span text:style-name="T4">And I will give you life.”</text:span><text:span text:style-name="T4"><text:line-break/></text:span><text:span text:style-name="T4">O cheering voice of Jesus,</text:span><text:span text:style-name="T4"><text:line-break/></text:span><text:span text:style-name="T4">Which comes to aid our strif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3" draw:text-style-name="P4" draw:layer="layout" svg:width="24.638cm" svg:height="7.011cm" svg:x="1.778cm" svg:y="0.609cm">
          <draw:text-box>
            <text:p text:style-name="P1"><text:span text:style-name="T4">The foe is stern and eager,</text:span><text:span text:style-name="T4"><text:line-break/></text:span><text:span text:style-name="T4">The fight is fierce and long;</text:span><text:span text:style-name="T4"><text:line-break/></text:span><text:span text:style-name="T4">But Thou hast made us mighty</text:span><text:span text:style-name="T4"><text:line-break/></text:span><text:span text:style-name="T4">And stronger than the stro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4" draw:layer="layout" svg:width="24.638cm" svg:height="7.011cm" svg:x="2.032cm" svg:y="0.863cm">
          <draw:text-box>
            <text:p text:style-name="P1"><text:span text:style-name="T4">4. “And whosoever cometh,</text:span><text:span text:style-name="T4"><text:line-break/></text:span><text:span text:style-name="T4">I will not cast him out.”</text:span><text:span text:style-name="T4"><text:line-break/></text:span><text:span text:style-name="T4">O patient love of Jesus,</text:span><text:span text:style-name="T4"><text:line-break/></text:span><text:span text:style-name="T4">Which drives away our doub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4" draw:text-style-name="P6" draw:layer="layout" svg:width="24.638cm" svg:height="13.11cm" svg:x="1.778cm" svg:y="0.762cm">
          <draw:text-box>
            <text:p text:style-name="P1"><text:span text:style-name="T4">Which, though we be unworthy</text:span><text:span text:style-name="T4"><text:line-break/></text:span><text:span text:style-name="T4">Of love so great and free,</text:span><text:span text:style-name="T4"><text:line-break/></text:span><text:span text:style-name="T4">Invites us very sinners</text:span><text:span text:style-name="T4"><text:line-break/></text:span><text:span text:style-name="T4">To come, dear Lord, to Thee!</text:span></text:p>
            <text:p text:style-name="P1"><text:span text:style-name="T5"><text:line-break/></text:span><text:span text:style-name="T5"/></text:p>
            <text:p text:style-name="P5"><text:span text:style-name="T6"/></text:p>
            <text:p text:style-name="P5"><text:span text:style-name="T6"/></text:p>
            <text:p text:style-name="P5"><text:span text:style-name="T5"><text:s text:c="4"/></text:span><text:span text:style-name="T7"><text:s text:c="6"/></text:span><text:span text:style-name="T7">Public domain</text:span></text:p>
            <text:p text:style-name="P5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2T23:07:08.534000000</meta:creation-date>
    <dc:date>2019-02-12T21:38:05.458000000</dc:date>
    <meta:editing-duration>PT26M28S</meta:editing-duration>
    <meta:editing-cycles>12</meta:editing-cycles>
    <meta:generator>LibreOffice/6.1.3.2$Windows_X86_64 LibreOffice_project/86daf60bf00efa86ad547e59e09d6bb77c699acb</meta:generator>
    <meta:document-statistic meta:object-count="156"/>
  </office:meta>
</office:document-meta>
</file>